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.88cm" fo:margin-left="0.09cm" table:align="left"/>
    </style:style>
    <style:style style:name="Table1.A" style:family="table-column">
      <style:table-column-properties style:column-width="16.88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013cm" fo:margin-left="0.011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1781a6" officeooo:paragraph-rsid="001781a6" style:font-weight-asian="bold" style:font-weight-complex="bold"/>
    </style:style>
    <style:style style:name="P4" style:family="paragraph" style:parent-style-name="Table_20_Contents">
      <style:text-properties fo:font-weight="bold" officeooo:rsid="001b49ad" officeooo:paragraph-rsid="001b49ad" style:font-weight-asian="bold" style:font-weight-complex="bold"/>
    </style:style>
    <style:style style:name="P5" style:family="paragraph" style:parent-style-name="Table_20_Contents">
      <style:text-properties officeooo:rsid="001b49ad" officeooo:paragraph-rsid="001b49ad"/>
    </style:style>
    <style:style style:name="P6" style:family="paragraph" style:parent-style-name="Table_20_Contents">
      <style:text-properties officeooo:rsid="001d299c" officeooo:paragraph-rsid="001d299c"/>
    </style:style>
    <style:style style:name="P7" style:family="paragraph" style:parent-style-name="Table_20_Contents">
      <style:text-properties officeooo:rsid="0022ffae" officeooo:paragraph-rsid="0022ffae"/>
    </style:style>
    <style:style style:name="P8" style:family="paragraph" style:parent-style-name="Table_20_Contents">
      <style:text-properties officeooo:rsid="0022ffae" officeooo:paragraph-rsid="0024758d"/>
    </style:style>
    <style:style style:name="P9" style:family="paragraph" style:parent-style-name="Table_20_Contents">
      <style:text-properties officeooo:rsid="0022ffae" officeooo:paragraph-rsid="00290593"/>
    </style:style>
    <style:style style:name="P10" style:family="paragraph" style:parent-style-name="Normal">
      <style:text-properties officeooo:paragraph-rsid="001b49ad"/>
    </style:style>
    <style:style style:name="P11" style:family="paragraph" style:parent-style-name="Text_20_body" style:master-page-name="MP0">
      <style:paragraph-properties style:page-number="auto"/>
      <style:text-properties fo:font-weight="bold" officeooo:rsid="00170bb5" officeooo:paragraph-rsid="00170bb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758d" style:font-weight-asian="bold" style:font-weight-complex="bold"/>
    </style:style>
    <style:style style:name="T3" style:family="text">
      <style:text-properties officeooo:rsid="001781a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190e" style:font-weight-asian="normal" style:font-weight-complex="normal"/>
    </style:style>
    <style:style style:name="T6" style:family="text">
      <style:text-properties fo:font-weight="normal" officeooo:rsid="001d299c" style:font-weight-asian="normal" style:font-weight-complex="normal"/>
    </style:style>
    <style:style style:name="T7" style:family="text">
      <style:text-properties fo:font-weight="normal" officeooo:rsid="002049e2" style:font-weight-asian="normal" style:font-weight-complex="normal"/>
    </style:style>
    <style:style style:name="T8" style:family="text">
      <style:text-properties fo:font-weight="normal" officeooo:rsid="0022ffae" style:font-weight-asian="normal" style:font-weight-complex="normal"/>
    </style:style>
    <style:style style:name="T9" style:family="text">
      <style:text-properties officeooo:rsid="00194510"/>
    </style:style>
    <style:style style:name="T10" style:family="text">
      <style:text-properties officeooo:rsid="001d299c"/>
    </style:style>
    <style:style style:name="T11" style:family="text">
      <style:text-properties officeooo:rsid="001f89a5"/>
    </style:style>
    <style:style style:name="T12" style:family="text">
      <style:text-properties officeooo:rsid="00205e37"/>
    </style:style>
    <style:style style:name="T13" style:family="text">
      <style:text-properties officeooo:rsid="0022ffae"/>
    </style:style>
    <style:style style:name="T14" style:family="text">
      <style:text-properties officeooo:rsid="0024758d"/>
    </style:style>
    <style:style style:name="T15" style:family="text">
      <style:text-properties officeooo:rsid="00248a94"/>
    </style:style>
    <style:style style:name="T16" style:family="text">
      <style:text-properties officeooo:rsid="0025401a"/>
    </style:style>
    <style:style style:name="T17" style:family="text">
      <style:text-properties officeooo:rsid="002759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sos d'u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Descripció</text:span>: Aplicació de visualitzacions de series. <text:span text:style-name="T12">(TotSeries)</text:span></text:p>
          </table:table-cell>
        </table:table-row>
        <table:table-row>
          <table:table-cell table:style-name="Table1.A1" office:value-type="string">
            <text:p text:style-name="Standard"><text:span text:style-name="T1">Actors</text:span>: Usuari <text:span text:style-name="T9">registrat</text:span>, <text:span text:style-name="T3">Administrador,Usuari no registrat i Temps</text:span></text:p>
          </table:table-cell>
        </table:table-row>
        <table:table-row>
          <table:table-cell table:style-name="Table1.A1" office:value-type="string">
            <text:p text:style-name="Standard"><text:span text:style-name="T1">Precondicions</text:span>: Usuari ha d’estar <text:span text:style-name="T3">loguejat </text:span>o no registrat.</text:p>
          </table:table-cell>
        </table:table-row>
        <table:table-row>
          <table:table-cell table:style-name="Table1.A1" office:value-type="string">
            <text:p text:style-name="Standard"><text:span text:style-name="T1">Flux</text:span> <text:span text:style-name="T1">Bàsic</text:span>: (Usuari registrat [Pot ser VIP o normal]) </text:p>
            <text:p text:style-name="Standard"/>
            <text:p text:style-name="Standard"><text:span text:style-name="T1">1) </text:span>Usuari inicia l’aplicació i apareix el catàleg de series.</text:p>
            <text:p text:style-name="Standard"/>
            <text:p text:style-name="Standard"><text:span text:style-name="T1">2) </text:span>El catàleg mostra totes les series que pot veure l’usuari juntament amb les valoracions de cada <text:s text:c="3"/>sèrie.</text:p>
            <text:p text:style-name="Standard"/>
            <text:p text:style-name="Standard"><text:span text:style-name="T1">3)</text:span> Usuari selecciona una sèrie i l’aplicació entra en aquesta.</text:p>
            <text:p text:style-name="Standard"/>
            <text:p text:style-name="Standard"><text:span text:style-name="T1">4) </text:span>L’aplicació mostra al usuari una breu descripció juntament amb el número de temporades, elenc i la valoració dels usuaris.</text:p>
            <text:p text:style-name="P2"/>
            <text:p text:style-name="Standard"><text:span text:style-name="T1">5) </text:span>L’usuari escull una temporada de la sèrie i l’aplicació mostra el número de capítols que té aquesta.</text:p>
            <text:p text:style-name="Standard"/>
            <text:p text:style-name="Standard"><text:span text:style-name="T1">6)</text:span> L’usuari pot visualitzar només un capítol alhora. En el cas de que vulgui visualitzar més d’un sortirà un missatge d’error.</text:p>
            <text:p text:style-name="Standard"/>
            <text:p text:style-name="Standard"><text:span text:style-name="T1">7)</text:span> Desprès de visualitzar el capítol, l’usuari pot valorar i comentar el capítol i la sèrie. També pot descarregar el capítol.</text:p>
            <text:p text:style-name="Standard"/>
            <text:p text:style-name="Standard"><text:span text:style-name="T1">8)</text:span> Al descarregar el capítol s’ha de realitzar un import d’un valor 1€ per cada capítol descarregat que s’anirà acumulant fins a final de mes que és quan s’haurà de pagar. En el cas de que l’usuari sigui VIP tindrà un 10% de descompte en aquest import.</text:p>
            <text:p text:style-name="Standard"><text:s text:c="3"/></text:p>
            <text:p text:style-name="Standard"/>
          </table:table-cell>
        </table:table-row>
        <table:table-row>
          <table:table-cell table:style-name="Table1.A1" office:value-type="string">
            <text:p text:style-name="Standard"><text:span text:style-name="T1">Flux</text:span> <text:span text:style-name="T1">Alternatiu</text:span>: (Usuari no registrat)</text:p>
            <text:p text:style-name="Standard"/>
            <text:p text:style-name="Standard"><text:span text:style-name="T1">3.a)</text:span> Al seleccionar una sèrie l’aplicació mostrarà un missatge d’error dient que l’usuari no està registrat i a continuació sortirà un pop-up/el rediriccionarà cap a un altre pàgina on podrà </text:p>
            <text:p text:style-name="Standard">registrar-se. </text:p>
            <text:p text:style-name="Standard"/>
          </table:table-cell>
        </table:table-row>
        <table:table-row>
          <table:table-cell table:style-name="Table1.A1" office:value-type="string">
            <text:p text:style-name="Standard"><text:span text:style-name="T1">Postcondicions</text:span>: El capítol reproduït es marca com a Vist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">Descripció: <text:span text:style-name="T4">UC1: Registre o Login d'Usuaris</text:span></text:p>
          </table:table-cell>
        </table:table-row>
        <table:table-row>
          <table:table-cell table:style-name="Table2.A2" office:value-type="string">
            <text:p text:style-name="P3">Actors: <text:span text:style-name="T4">Usuari registrat, Usuari no registrat, Administrador.</text:span></text:p>
          </table:table-cell>
        </table:table-row>
        <table:table-row>
          <table:table-cell table:style-name="Table2.A2" office:value-type="string">
            <text:p text:style-name="P3">Precondicions: <text:span text:style-name="T4">L'aplicació ha d'estar inicialitzada.</text:span></text:p>
          </table:table-cell>
        </table:table-row>
        <table:table-row>
          <table:table-cell table:style-name="Table2.A2" office:value-type="string">
            <text:p text:style-name="P3">Flux Bàsic:</text:p>
            <text:p text:style-name="P3"/>
            <text:p text:style-name="P3">1) <text:span text:style-name="T4">L'aplicació mostra per pantalla un pop-up/finestra on l'usuari pot registrar-se o loguejar-se.</text:span></text:p>
            <text:p text:style-name="P3"/>
            <text:p text:style-name="P3">2)<text:span text:style-name="T4"> Desprès pot interactuar amb totes les funcions de l'aplicació. </text:span><text:s/></text:p>
            <text:p text:style-name="P3"/>
          </table:table-cell>
        </table:table-row>
        <table:table-row>
          <table:table-cell table:style-name="Table2.A2" office:value-type="string">
            <text:p text:style-name="P3">Flux Alternatiu:</text:p>
            <text:p text:style-name="P3"/>
            <text:p text:style-name="P3">1.a) <text:span text:style-name="T4">Si ha de registrar-se l'usuari ha de introduir una sèrie de dades corresponents: nom, contrasenya, data de naixement i nacionalitat. </text:span></text:p>
            <text:p text:style-name="P3"><text:span text:style-name="T4"/></text:p>
            <text:p text:style-name="P3">1.a2) <text:span text:style-name="T4">L'administrador escollirà <text:s/>si el nou usuari registrat ha de ser VIP o no i en cas positiu haurà de fer els processos necessaris.</text:span></text:p>
            <text:p text:style-name="P3"><text:span text:style-name="T4"/></text:p>
          </table:table-cell>
        </table:table-row>
        <table:table-row>
          <table:table-cell table:style-name="Table2.A2" office:value-type="string">
            <text:p text:style-name="P3">Postcondicions: <text:span text:style-name="T4">L'usuari acaba registrat o loguejat </text:span><text:span text:style-name="T7">i pot</text:span><text:span text:style-name="T4"> continuar </text:span><text:span text:style-name="T7">utilitzant l'aplicació</text:span><text:span text:style-name="T4">.</text:span></text:p>
          </table:table-cell>
        </table:table-row>
      </table:table>
      <text:p text:style-name="Normal"/>
      <text:p text:style-name="Normal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Descripció: <text:span text:style-name="T5">UC</text:span><text:span text:style-name="T8">1.1</text:span><text:span text:style-name="T5">: </text:span><text:span text:style-name="T8">Selecció de client VIP o normal.</text:span><text:span text:style-name="T5"> </text:span></text:p>
          </table:table-cell>
        </table:table-row>
        <table:table-row>
          <table:table-cell table:style-name="Table3.A2" office:value-type="string">
            <text:p text:style-name="P4">Actors: <text:span text:style-name="T8">Administrador, Usuari loguejat o registrat.</text:span></text:p>
          </table:table-cell>
        </table:table-row>
        <table:table-row>
          <table:table-cell table:style-name="Table3.A2" office:value-type="string">
            <text:p text:style-name="P5"><text:span text:style-name="T1">Precondicions</text:span>: <text:span text:style-name="T13">L'usuari ha d'estar al menys registrat.</text:span></text:p>
          </table:table-cell>
        </table:table-row>
        <table:table-row>
          <table:table-cell table:style-name="Table3.A2" office:value-type="string">
            <text:p text:style-name="P5"><text:span text:style-name="T1">Flux</text:span> <text:span text:style-name="T1">Bàsic</text:span>:</text:p>
            <text:p text:style-name="P5"/>
            <text:p text:style-name="P9"><text:span text:style-name="T1">1)</text:span> Desprès de que l'usuari es registri <text:span text:style-name="T17">o logueji</text:span>, l'administrador seleccionarà si aquest usuari </text:p>
            <text:p text:style-name="P9">es tornarà VIP o només serà un usuari de tipus normal.</text:p>
            <text:p text:style-name="P7"/>
            <text:p text:style-name="P8"><text:span text:style-name="T2">2)</text:span> En cas de que l'administrador decideixi que un usuari sigui VIP s'aplicarà un descompte </text:p>
            <text:p text:style-name="P8">del 10% del import mensual. En cas contrari l'import serà del 100% (usuari normal).</text:p>
            <text:p text:style-name="P7"/>
          </table:table-cell>
        </table:table-row>
        <table:table-row>
          <table:table-cell table:style-name="Table3.A2" office:value-type="string">
            <text:p text:style-name="P5"><text:span text:style-name="T1">Flux</text:span> <text:span text:style-name="T1">Alternatiu</text:span>: <text:span text:style-name="T16">N/A</text:span></text:p>
          </table:table-cell>
        </table:table-row>
        <table:table-row>
          <table:table-cell table:style-name="Table3.A2" office:value-type="string">
            <text:p text:style-name="P5"><text:span text:style-name="T1">Postcondicions</text:span>: <text:span text:style-name="T15">Usuari acaba sent VIP o no.</text:span></text:p>
          </table:table-cell>
        </table:table-row>
      </table:table>
      <text:p text:style-name="Normal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4">Descripció: <text:span text:style-name="T5">UC3: Descarrega/</text:span><text:span text:style-name="T6">Visualització</text:span><text:span text:style-name="T5"> </text:span><text:span text:style-name="T6">via streaming </text:span><text:span text:style-name="T5">de capítols.</text:span></text:p>
          </table:table-cell>
        </table:table-row>
        <table:table-row>
          <table:table-cell table:style-name="Table4.A2" office:value-type="string">
            <text:p text:style-name="P4">Actors: <text:span text:style-name="T6">Usuari registrat, Temps.</text:span></text:p>
          </table:table-cell>
        </table:table-row>
        <table:table-row>
          <table:table-cell table:style-name="Table4.A2" office:value-type="string">
            <text:p text:style-name="P5"><text:span text:style-name="T1">Precondicions</text:span>: <text:span text:style-name="T10">L'usuari ha d'estar loguejat. Única visualització alhora.</text:span></text:p>
          </table:table-cell>
        </table:table-row>
        <table:table-row>
          <table:table-cell table:style-name="Table4.A2" office:value-type="string">
            <text:p text:style-name="P5"><text:span text:style-name="T1">Flux</text:span> <text:span text:style-name="T1">Bàsic</text:span>: </text:p>
            <text:p text:style-name="P5"/>
            <text:p text:style-name="P6"><text:span text:style-name="T1">1) </text:span>L'usuari, desprès d'haver seleccionat la sèrie, la temporada i el capítol que vol veure haurà de descarregar-lo via streaming per poder visualitzar-lo.</text:p>
            <text:p text:style-name="P6"/>
            <text:p text:style-name="P6"><text:span text:style-name="T1">2)</text:span> Al visualitzar aquest capítol, es carregarà al compte del usuari un import de 1€.</text:p>
            <text:p text:style-name="P6"/>
            <text:p text:style-name="P6"><text:span text:style-name="T1">3)</text:span> A final de mes s'haurà de realitzar el pagament corresponent del total del import generat per les visualitzacions dels capítols que l'usuari ha escollit.</text:p>
            <text:p text:style-name="P6"/>
          </table:table-cell>
        </table:table-row>
        <table:table-row>
          <table:table-cell table:style-name="Table4.A2" office:value-type="string">
            <text:p text:style-name="P5"><text:span text:style-name="T1">Flux</text:span> <text:span text:style-name="T1">Alternatiu</text:span>:</text:p>
            <text:p text:style-name="P5"/>
            <text:p text:style-name="P6"><text:span text:style-name="T1">1.a) </text:span>En cas de que l'usuari intenti veure més d'un capítol alhora apareixerà per pantalla</text:p>
            <text:p text:style-name="P6">un missatge d'error informant a l'usuari que aquesta acció que vol realitzar està prohibida.</text:p>
            <text:p text:style-name="P6"/>
          </table:table-cell>
        </table:table-row>
        <table:table-row>
          <table:table-cell table:style-name="Table4.A2" office:value-type="string">
            <text:p text:style-name="P5"><text:span text:style-name="T1">Postcondicions</text:span>: <text:span text:style-name="T11">Import carregat al compte, capítol marcat com a vist.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6-10-03T08:38:00Z</meta:creation-date>
    <dc:date>2016-10-17T10:01:23.455284100</dc:date>
    <meta:editing-cycles>31</meta:editing-cycles>
    <meta:editing-duration>PT3H51M37S</meta:editing-duration>
    <meta:document-statistic meta:table-count="4" meta:image-count="0" meta:object-count="0" meta:page-count="3" meta:paragraph-count="49" meta:word-count="557" meta:character-count="3626" meta:non-whitespace-character-count="3100"/>
    <meta:template xlink:type="simple" xlink:actuate="onRequest" xlink:title="" xlink:href="Normal.dotm"/>
  </office:meta>
</office:document-meta>
</file>